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urbanEventObj.getLinkedInquiry().getInvestigationStart(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urbanEventObj.getLinkedInquiry().getInvestigationStart(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urbanEventObj.getLinkedInquiry().getInvestigationStart(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urbanEventObj.getLinkedInquiry().getInvestigationStart(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13:04.059830738</dc:date>
    <meta:editing-duration>PT7H48M45S</meta:editing-duration>
    <meta:editing-cycles>46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184" meta:character-count="1259" meta:non-whitespace-character-count="1134"/>
  </office:meta>
</office:document-meta>
</file>